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drawing-page" style:name="a61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68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68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91667in" style:font-size-asian="0.91667in" style:font-size-complex="0.91667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1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00c6bb"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100%" fo:text-align="center"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1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0">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91667in" style:font-size-asian="0.91667in" style:font-size-complex="0.91667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581">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3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0">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justify" fo:text-align-last="start" style:tab-stop-distance="0.5in" fo:margin-left="0.375in" fo:margin-right="0in" fo:text-indent="-0.375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justify" fo:text-align-last="start" style:tab-stop-distance="0.5in" fo:margin-left="0.375in" fo:margin-right="0in" fo:text-indent="-0.375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9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9">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3611in" style:font-size-asian="0.73611in" style:font-size-complex="0.73611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4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54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66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2">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justify" fo:text-align-last="star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justify" fo:text-align-last="start" style:tab-stop-distance="0.5in" fo:margin-left="0.375in" fo:margin-right="0in" fo:text-indent="-0.37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560">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justify" fo:text-align-last="start" style:tab-stop-distance="0.5in" fo:margin-left="0.375in" fo:margin-right="0in" fo:text-indent="-0.37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67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6">
      <style:text-properties fo:font-variant="normal" fo:text-transform="none" fo:color="#fefef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680">
      <style:paragraph-properties fo:line-height="100%" fo:text-align="justify" fo:text-align-last="start" style:tab-stop-distance="0.5in" fo:margin-left="0.375in" fo:margin-right="0in" fo:text-indent="-0.37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justify" fo:text-align-last="star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5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5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6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5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3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2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7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3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2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7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3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5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8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4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5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1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5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1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2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1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2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7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2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7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24967in"/>
      </text:list-level-style-number>
      <text:list-level-style-number text:level="7" style:num-format="" style:num-list-format-name="">
        <style:list-level-properties text:space-before="2.68712in"/>
      </text:list-level-style-number>
      <text:list-level-style-number text:level="8" style:num-format="" style:num-list-format-name="">
        <style:list-level-properties text:space-before="3.12456in"/>
      </text:list-level-style-number>
      <text:list-level-style-number text:level="9" style:num-format="" style:num-list-format-name="">
        <style:list-level-properties text:space-before="3.56201in"/>
      </text:list-level-style-number>
    </text:list-style>
    <text:list-style style:name="a54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7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3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4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8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3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9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5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0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2" draw:style-name="a493" draw:master-page-name="Master1-Layout1-title-Title-Slide" presentation:presentation-page-layout-name="Master1-PPL1" draw:id="Slide-257">
        <draw:frame draw:id="id96" presentation:style-name="a498" draw:name="Title 1" svg:x="1.47611in" svg:y="1.43005in" svg:width="8.49402in" svg:height="1.12037in" presentation:class="title" presentation:placeholder="false">
          <draw:text-box>
            <text:p text:style-name="a497" text:class-names="" text:cond-style-name=""><text:span text:style-name="a494" text:class-names=""><text:line-break/><text:line-break/><text:line-break/><text:line-break/><text:line-break/><text:line-break/></text:span><text:span text:style-name="a495" text:class-names="">Employee Performance Analysis Using Excel</text:span><text:span text:style-name="a496" text:class-names=""/></text:p>
          </draw:text-box>
          <svg:title/>
          <svg:desc/>
        </draw:frame>
        <draw:frame draw:id="id97" presentation:style-name="a510" draw:name="Subtitle 2" svg:x="0.46236in" svg:y="5.03229in" svg:width="6.2043in" svg:height="2.07533in" presentation:class="subtitle" presentation:placeholder="false">
          <draw:text-box>
            <text:p text:style-name="a501" text:class-names="" text:cond-style-name=""><text:span text:style-name="a499" text:class-names="">PRESENTED BY :<text:s text:c="1"/></text:span><text:span text:style-name="a500" text:class-names="">EZHILARASAN.V</text:span></text:p>
            <text:p text:style-name="a503" text:class-names="" text:cond-style-name=""><text:span text:style-name="a502" text:class-names="">REGISTER NO: 312207818</text:span></text:p>
            <text:p text:style-name="a505" text:class-names="" text:cond-style-name=""><text:span text:style-name="a504" text:class-names="">DEPARTMENT: B.COM(A/F)</text:span></text:p>
            <text:p text:style-name="a507" text:class-names="" text:cond-style-name=""><text:span text:style-name="a506" text:class-names="">COLLEGE:THE QUAID-E-MILLETH COLLEGE MEN</text:span></text:p>
            <text:p text:style-name="a509" text:class-names="" text:cond-style-name=""><text:span text:style-name="a508" text:class-names=""/></text:p>
          </draw:text-box>
          <svg:title/>
          <svg:desc/>
        </draw:frame>
      </draw:page>
      <draw:page draw:name="Slide4" draw:style-name="a511" draw:master-page-name="Master1-Layout15-cust-1_Title-and-Caption" presentation:presentation-page-layout-name="Master1-PPL15" draw:id="Slide-259">
        <draw:frame draw:id="id98" presentation:style-name="a515" draw:name="Text Placeholder 2" svg:x="1.37778in" svg:y="3.17087in" svg:width="9.59116in" svg:height="1.71802in" presentation:class="outline" presentation:placeholder="false">
          <draw:text-box>
            <text:list text:style-name="a514">
              <text:list-item>
                <text:p text:style-name="a513" text:class-names="" text:cond-style-name=""><text:span text:style-name="a512" text:class-names="">EMPLOYEE PERFORMANCE ANALYSIS</text:span></text:p>
              </text:list-item>
            </text:list>
          </draw:text-box>
          <svg:title/>
          <svg:desc/>
        </draw:frame>
      </draw:page>
      <draw:page draw:name="Slide5" draw:style-name="a516" draw:master-page-name="Master1-Layout2-obj-Title-and-Content" presentation:presentation-page-layout-name="Master1-PPL2" draw:id="Slide-260">
        <draw:frame draw:id="id99" presentation:style-name="a519" draw:name="Title 1" svg:x="0.88583in" svg:y="0.48905in" svg:width="11.56168in" svg:height="1.0613in" presentation:class="title" presentation:placeholder="false">
          <draw:text-box>
            <text:p text:style-name="a518" text:class-names="" text:cond-style-name=""><text:span text:style-name="a517" text:class-names="">AGENDA</text:span></text:p>
          </draw:text-box>
          <svg:title/>
          <svg:desc/>
        </draw:frame>
        <draw:frame draw:id="id100" presentation:style-name="a544" draw:name="Content Placeholder 2" svg:x="0.74074in" svg:y="2.85556in" svg:width="9.40143in" svg:height="3.75136in" presentation:class="outline" presentation:placeholder="false">
          <draw:text-box>
            <text:list text:style-name="a522">
              <text:list-item>
                <text:p text:style-name="a521" text:class-names="" text:cond-style-name=""><text:span text:style-name="a520" text:class-names="">Problem Statement</text:span></text:p>
              </text:list-item>
            </text:list>
            <text:list text:style-name="a525">
              <text:list-item>
                <text:p text:style-name="a524" text:class-names="" text:cond-style-name=""><text:span text:style-name="a523" text:class-names="">Project Overview</text:span></text:p>
              </text:list-item>
            </text:list>
            <text:list text:style-name="a528">
              <text:list-item>
                <text:p text:style-name="a527" text:class-names="" text:cond-style-name=""><text:span text:style-name="a526" text:class-names="">End User</text:span></text:p>
              </text:list-item>
            </text:list>
            <text:list text:style-name="a531">
              <text:list-item>
                <text:p text:style-name="a530" text:class-names="" text:cond-style-name=""><text:span text:style-name="a529" text:class-names="">Our Solution and Proposition</text:span></text:p>
              </text:list-item>
            </text:list>
            <text:list text:style-name="a534">
              <text:list-item>
                <text:p text:style-name="a533" text:class-names="" text:cond-style-name=""><text:span text:style-name="a532" text:class-names="">Dataset Description</text:span></text:p>
              </text:list-item>
            </text:list>
            <text:list text:style-name="a537">
              <text:list-item>
                <text:p text:style-name="a536" text:class-names="" text:cond-style-name=""><text:span text:style-name="a535" text:class-names="">Modelling Approach</text:span></text:p>
              </text:list-item>
            </text:list>
            <text:list text:style-name="a540">
              <text:list-item>
                <text:p text:style-name="a539" text:class-names="" text:cond-style-name=""><text:span text:style-name="a538" text:class-names="">Result and Discussion</text:span></text:p>
              </text:list-item>
            </text:list>
            <text:list text:style-name="a543">
              <text:list-item>
                <text:p text:style-name="a542" text:class-names="" text:cond-style-name=""><text:span text:style-name="a541" text:class-names="">Conclusion</text:span></text:p>
              </text:list-item>
            </text:list>
          </draw:text-box>
          <svg:title/>
          <svg:desc/>
        </draw:frame>
      </draw:page>
      <draw:page draw:name="Slide6" draw:style-name="a545" draw:master-page-name="Master1-Layout2-obj-Title-and-Content" presentation:presentation-page-layout-name="Master1-PPL2" draw:id="Slide-261">
        <draw:frame draw:id="id101" presentation:style-name="a548" draw:name="Title 1" svg:x="0.88583in" svg:y="0.48905in" svg:width="11.56168in" svg:height="1.0613in" presentation:class="title" presentation:placeholder="false">
          <draw:text-box>
            <text:p text:style-name="a547" text:class-names="" text:cond-style-name=""><text:span text:style-name="a546" text:class-names="">PROJECT STATEMENT</text:span></text:p>
          </draw:text-box>
          <svg:title/>
          <svg:desc/>
        </draw:frame>
        <draw:frame draw:id="id102" presentation:style-name="a558" draw:name="Content Placeholder 2" svg:x="0.74074in" svg:y="1.57778in" svg:width="9.40143in" svg:height="5.02914in" presentation:class="outline" presentation:placeholder="false">
          <draw:text-box>
            <text:list text:style-name="a551">
              <text:list-item>
                <text:p text:style-name="a550" text:class-names="" text:cond-style-name=""><text:span text:style-name="a549" text:class-names="">Employee performance is often inconsistent, leading <text:s text:c="1"/>to reduced productivity and missed goals. This can be due to factors like unclear expectations, lack of training, or ineffective communication.</text:span></text:p>
              </text:list-item>
            </text:list>
            <text:list text:style-name="a554">
              <text:list-item>
                <text:p text:style-name="a553" text:class-names="" text:cond-style-name=""><text:span text:style-name="a552" text:class-names="">Employees may be dissatisfied with their roles or the company, leading to turnover. Employees may not be developing their skills or advancing in their careers.</text:span></text:p>
              </text:list-item>
            </text:list>
            <text:list text:style-name="a557">
              <text:list-item>
                <text:p text:style-name="a556" text:class-names="" text:cond-style-name=""><text:span text:style-name="a555" text:class-names="">The organisation may not be achieving its goals due to inadequate employee performance. <text:s text:c="1"/></text:span></text:p>
              </text:list-item>
            </text:list>
          </draw:text-box>
          <svg:title/>
          <svg:desc/>
        </draw:frame>
      </draw:page>
      <draw:page draw:name="Slide7" draw:style-name="a559" draw:master-page-name="Master1-Layout2-obj-Title-and-Content" presentation:presentation-page-layout-name="Master1-PPL2" draw:id="Slide-262">
        <draw:frame draw:id="id103" presentation:style-name="a562" draw:name="Title 1" svg:x="0.88583in" svg:y="0.48905in" svg:width="11.56168in" svg:height="1.0613in" presentation:class="title" presentation:placeholder="false">
          <draw:text-box>
            <text:p text:style-name="a561" text:class-names="" text:cond-style-name=""><text:span text:style-name="a560" text:class-names="">PROJECT OVERVIEW<text:s text:c="1"/></text:span></text:p>
          </draw:text-box>
          <svg:title/>
          <svg:desc/>
        </draw:frame>
        <draw:frame draw:id="id104" presentation:style-name="a579" draw:name="Content Placeholder 2" svg:x="0.74074in" svg:y="1.8in" svg:width="9.40143in" svg:height="4.80691in" presentation:class="outline" presentation:placeholder="false">
          <draw:text-box>
            <text:list text:style-name="a565">
              <text:list-item>
                <text:p text:style-name="a564" text:class-names="" text:cond-style-name=""><text:span text:style-name="a563" text:class-names="">Employee performance analysis involves evaluating various metrics such as productivity, efficiency, and output quality to assess individual and team performance.</text:span></text:p>
              </text:list-item>
            </text:list>
            <text:list text:style-name="a570">
              <text:list-item>
                <text:p text:style-name="a569" text:class-names="" text:cond-style-name=""><text:span text:style-name="a566" text:class-names="">By leveraging data<text:s text:c="1"/></text:span><text:span text:style-name="a567" text:class-names="">analysis,organisation</text:span><text:span text:style-name="a568" text:class-names=""><text:s text:c="1"/>can identify top performers, areas for improvement, and potential training needs.</text:span></text:p>
              </text:list-item>
            </text:list>
            <text:list text:style-name="a573">
              <text:list-item>
                <text:p text:style-name="a572" text:class-names="" text:cond-style-name=""><text:span text:style-name="a571" text:class-names="">An employee data sheet is a paperwork form used by business to store information on employee such as their duties, contact information, and performance records.</text:span></text:p>
              </text:list-item>
            </text:list>
            <text:list text:style-name="a578">
              <text:list-item>
                <text:p text:style-name="a577" text:class-names="" text:cond-style-name=""><text:span text:style-name="a574" text:class-names="">Use this employee data sheet to gather contact<text:s text:c="1"/></text:span><text:span text:style-name="a575" text:class-names="">details,notify</text:span><text:span text:style-name="a576" text:class-names=""><text:s text:c="1"/>employees of a new position, or keep track of performance in your company.</text:span></text:p>
              </text:list-item>
            </text:list>
          </draw:text-box>
          <svg:title/>
          <svg:desc/>
        </draw:frame>
      </draw:page>
      <draw:page draw:name="Slide8" draw:style-name="a580" draw:master-page-name="Master1-Layout2-obj-Title-and-Content" presentation:presentation-page-layout-name="Master1-PPL2" draw:id="Slide-263">
        <draw:frame draw:id="id105" presentation:style-name="a583" draw:name="Title 1" svg:x="0.88583in" svg:y="0.48905in" svg:width="11.56168in" svg:height="1.0613in" presentation:class="title" presentation:placeholder="false">
          <draw:text-box>
            <text:p text:style-name="a582" text:class-names="" text:cond-style-name=""><text:span text:style-name="a581" text:class-names="">END USERS<text:s text:c="1"/></text:span></text:p>
          </draw:text-box>
          <svg:title/>
          <svg:desc/>
        </draw:frame>
        <draw:frame draw:id="id106" presentation:style-name="a597" draw:name="Content Placeholder 2" svg:x="0.74074in" svg:y="1.71111in" svg:width="9.40143in" svg:height="4.8958in" presentation:class="outline" presentation:placeholder="false">
          <draw:text-box>
            <text:list text:style-name="a588">
              <text:list-item>
                <text:p text:style-name="a587" text:class-names="" text:cond-style-name=""><text:span text:style-name="a584" text:class-names="">Human resources professionals use performance analysis to design and implement training programs, compensation<text:s text:c="1"/></text:span><text:span text:style-name="a585" text:class-names="">strategies,and</text:span><text:span text:style-name="a586" text:class-names=""><text:s text:c="1"/>performance management system.</text:span></text:p>
              </text:list-item>
            </text:list>
            <text:list text:style-name="a591">
              <text:list-item>
                <text:p text:style-name="a590" text:class-names="" text:cond-style-name=""><text:span text:style-name="a589" text:class-names="">Managers use performance analysis to provide feedback to employees, identify development needs, and make informed decisions about promotions and salary adjustment.</text:span></text:p>
              </text:list-item>
            </text:list>
            <text:list text:style-name="a596">
              <text:list-item>
                <text:p text:style-name="a595" text:class-names="" text:cond-style-name=""><text:span text:style-name="a592" text:class-names="">Employees benefit <text:s text:c="1"/>from performance analysis by receiving<text:s text:c="1"/></text:span><text:span text:style-name="a593" text:class-names="">feedback,identifying</text:span><text:span text:style-name="a594" text:class-names=""><text:s text:c="1"/>areas from improvement, and setting goals for professional growth. <text:s text:c="2"/></text:span></text:p>
              </text:list-item>
            </text:list>
          </draw:text-box>
          <svg:title/>
          <svg:desc/>
        </draw:frame>
      </draw:page>
      <draw:page draw:name="Slide9" draw:style-name="a598" draw:master-page-name="Master1-Layout2-obj-Title-and-Content" presentation:presentation-page-layout-name="Master1-PPL2" draw:id="Slide-264">
        <draw:frame draw:id="id107" presentation:style-name="a601" draw:name="Title 1" svg:x="0.88583in" svg:y="0.48905in" svg:width="11.56168in" svg:height="1.0613in" presentation:class="title" presentation:placeholder="false">
          <draw:text-box>
            <text:p text:style-name="a600" text:class-names="" text:cond-style-name=""><text:span text:style-name="a599" text:class-names="">OUR SOLUTION AND PROPOSITION<text:s text:c="1"/></text:span></text:p>
          </draw:text-box>
          <svg:title/>
          <svg:desc/>
        </draw:frame>
        <draw:frame draw:id="id108" presentation:style-name="a618" draw:name="Content Placeholder 2" svg:x="0.74074in" svg:y="1.74445in" svg:width="9.40143in" svg:height="4.86247in" presentation:class="outline" presentation:placeholder="false">
          <draw:text-box>
            <text:list text:style-name="a608">
              <text:list-item>
                <text:p text:style-name="a607" text:class-names="" text:cond-style-name=""><text:span text:style-name="a602" text:class-names="">Employee performance analysis is critical for organisation success. It allows organisation to identify areas of improvement optimize<text:s text:c="1"/></text:span><text:span text:style-name="a603" text:class-names="">talent,and</text:span><text:span text:style-name="a604" text:class-names=""><text:s text:c="1"/>drive<text:s text:c="1"/></text:span><text:span text:style-name="a605" text:class-names="">growth.Our</text:span><text:span text:style-name="a606" text:class-names=""><text:s text:c="1"/>solution provides a comprehensive and data-driven approach to performance evaluation.</text:span></text:p>
              </text:list-item>
            </text:list>
            <text:list text:style-name="a611">
              <text:list-item>
                <text:p text:style-name="a610" text:class-names="" text:cond-style-name=""><text:span text:style-name="a609" text:class-names="">Reward like salary, stock options and bonuses. Employment benefits like paid time off, health insurance, retirement funds, parental leave and company-sponsored holidays.</text:span></text:p>
              </text:list-item>
            </text:list>
            <text:list text:style-name="a614">
              <text:list-item>
                <text:p text:style-name="a613" text:class-names="" text:cond-style-name=""><text:span text:style-name="a612" text:class-names="">EVPs: financial rewards like salary.</text:span></text:p>
              </text:list-item>
            </text:list>
            <text:list text:style-name="a617">
              <text:list-item>
                <text:p text:style-name="a616" text:class-names="" text:cond-style-name=""><text:span text:style-name="a615" text:class-names=""/></text:p>
              </text:list-item>
            </text:list>
          </draw:text-box>
          <svg:title/>
          <svg:desc/>
        </draw:frame>
      </draw:page>
      <draw:page draw:name="Slide10" draw:style-name="a619" draw:master-page-name="Master1-Layout2-obj-Title-and-Content" presentation:presentation-page-layout-name="Master1-PPL2" draw:id="Slide-265">
        <draw:frame draw:id="id109" presentation:style-name="a622" draw:name="Title 1" svg:x="0.88583in" svg:y="0.48905in" svg:width="11.56168in" svg:height="1.0613in" presentation:class="title" presentation:placeholder="false">
          <draw:text-box>
            <text:p text:style-name="a621" text:class-names="" text:cond-style-name=""><text:span text:style-name="a620" text:class-names="">DATASET DESCRIPTION</text:span></text:p>
          </draw:text-box>
          <svg:title/>
          <svg:desc/>
        </draw:frame>
        <draw:frame draw:id="id110" presentation:style-name="a629" draw:name="Content Placeholder 2" svg:x="0.74074in" svg:y="1.56667in" svg:width="9.40143in" svg:height="5.04025in" presentation:class="outline" presentation:placeholder="false">
          <draw:text-box>
            <text:list text:style-name="a625">
              <text:list-item>
                <text:p text:style-name="a624" text:class-names="" text:cond-style-name=""><text:span text:style-name="a623" text:class-names="">The data set contains data like age, gender, job satisfaction, environment satisfaction, education field, job role, income, overtime, percentage salary hike, tenure, training time, years in current role, relationship status, and more.</text:span></text:p>
              </text:list-item>
            </text:list>
            <text:list text:style-name="a628">
              <text:list-item>
                <text:p text:style-name="a627" text:class-names="" text:cond-style-name=""><text:span text:style-name="a626" text:class-names="">A data set is a collection of related data that is organized and stored for analysis or processing. Data sets can be used for many purposes, including training and testing machine learning models data visualization research statistical analysis analytics business intelligence developing and testing applications.</text:span></text:p>
              </text:list-item>
            </text:list>
          </draw:text-box>
          <svg:title/>
          <svg:desc/>
        </draw:frame>
      </draw:page>
      <draw:page draw:name="Slide11" draw:style-name="a630" draw:master-page-name="Master1-Layout2-obj-Title-and-Content" presentation:presentation-page-layout-name="Master1-PPL2" draw:id="Slide-266">
        <draw:frame draw:id="id111" presentation:style-name="a633" draw:name="Title 1" svg:x="0.88583in" svg:y="0.48905in" svg:width="11.56168in" svg:height="1.0613in" presentation:class="title" presentation:placeholder="false">
          <draw:text-box>
            <text:p text:style-name="a632" text:class-names="" text:cond-style-name=""><text:span text:style-name="a631" text:class-names="">THE “WOW” IN OUR SOLUTION</text:span></text:p>
          </draw:text-box>
          <svg:title/>
          <svg:desc/>
        </draw:frame>
        <draw:frame draw:id="id112" presentation:style-name="a640" draw:name="Content Placeholder 2" svg:x="0.74074in" svg:y="1.84445in" svg:width="9.40143in" svg:height="4.76247in" presentation:class="outline" presentation:placeholder="false">
          <draw:text-box>
            <text:list text:style-name="a636">
              <text:list-item>
                <text:p text:style-name="a635" text:class-names="" text:cond-style-name=""><text:span text:style-name="a634" text:class-names="">Are unique and memorable experiences during the onboarding process that leave a lasting impression on new hires.</text:span></text:p>
              </text:list-item>
            </text:list>
            <text:list text:style-name="a639">
              <text:list-item>
                <text:p text:style-name="a638" text:class-names="" text:cond-style-name=""><text:span text:style-name="a637" text:class-names="">These moments typically evoke positive emotions and establish a strong connection between the employee and the organization.</text:span></text:p>
              </text:list-item>
            </text:list>
          </draw:text-box>
          <svg:title/>
          <svg:desc/>
        </draw:frame>
      </draw:page>
      <draw:page draw:name="Slide12" draw:style-name="a641" draw:master-page-name="Master1-Layout2-obj-Title-and-Content" presentation:presentation-page-layout-name="Master1-PPL2" draw:id="Slide-267">
        <draw:frame draw:id="id113" presentation:style-name="a644" draw:name="Title 1" svg:x="0.88583in" svg:y="0.48905in" svg:width="11.56168in" svg:height="1.0613in" presentation:class="title" presentation:placeholder="false">
          <draw:text-box>
            <text:p text:style-name="a643" text:class-names="" text:cond-style-name=""><text:span text:style-name="a642" text:class-names="">MODELLING APPROACH</text:span></text:p>
          </draw:text-box>
          <svg:title/>
          <svg:desc/>
        </draw:frame>
        <draw:frame draw:id="id114" presentation:style-name="a660" draw:name="Content Placeholder 2" svg:x="0.74074in" svg:y="1.67778in" svg:width="9.40143in" svg:height="4.92914in" presentation:class="outline" presentation:placeholder="false">
          <draw:text-box>
            <text:list text:style-name="a647">
              <text:list-item>
                <text:p text:style-name="a646" text:class-names="" text:cond-style-name=""><text:span text:style-name="a645" text:class-names="">A modelling approach is a way of using a particular type of model to study a scientific phenomenon. It can involve combining different methods and techniques, and the approach you take may depend on the problem you’re trying to solve and the domain you’re working in. here are some examples of modelling approaches.</text:span></text:p>
              </text:list-item>
            </text:list>
            <text:list text:style-name="a650">
              <text:list-item>
                <text:p text:style-name="a649" text:class-names="" text:cond-style-name=""><text:span text:style-name="a648" text:class-names="">Statistical modelling.</text:span></text:p>
              </text:list-item>
            </text:list>
            <text:list text:style-name="a653">
              <text:list-item>
                <text:p text:style-name="a652" text:class-names="" text:cond-style-name=""><text:span text:style-name="a651" text:class-names="">Modelling instruction.</text:span></text:p>
              </text:list-item>
            </text:list>
            <text:list text:style-name="a656">
              <text:list-item>
                <text:p text:style-name="a655" text:class-names="" text:cond-style-name=""><text:span text:style-name="a654" text:class-names="">Immuno-dynamics modelling.</text:span></text:p>
              </text:list-item>
            </text:list>
            <text:list text:style-name="a659">
              <text:list-item>
                <text:p text:style-name="a658" text:class-names="" text:cond-style-name=""><text:span text:style-name="a657" text:class-names="">Integrated modelling method.</text:span></text:p>
              </text:list-item>
            </text:list>
          </draw:text-box>
          <svg:title/>
          <svg:desc/>
        </draw:frame>
      </draw:page>
      <draw:page draw:name="Slide13" draw:style-name="a661" draw:master-page-name="Master1-Layout2-obj-Title-and-Content" presentation:presentation-page-layout-name="Master1-PPL2" draw:id="Slide-268">
        <draw:frame draw:id="id115" presentation:style-name="a664" draw:name="Title 1" svg:x="0.88583in" svg:y="0.48905in" svg:width="11.56168in" svg:height="1.0613in" presentation:class="title" presentation:placeholder="false">
          <draw:text-box>
            <text:p text:style-name="a663" text:class-names="" text:cond-style-name=""><text:span text:style-name="a662" text:class-names="">RESULT AND DISCUSSION</text:span></text:p>
          </draw:text-box>
          <svg:title/>
          <svg:desc/>
        </draw:frame>
        <draw:frame draw:id="id116" presentation:style-name="a674" draw:name="Content Placeholder 2" svg:x="0.74074in" svg:y="1.55556in" svg:width="9.40143in" svg:height="5.05136in" presentation:class="outline" presentation:placeholder="false">
          <draw:text-box>
            <text:list text:style-name="a667">
              <text:list-item>
                <text:p text:style-name="a666" text:class-names="" text:cond-style-name=""><text:span text:style-name="a665" text:class-names=""/></text:p>
              </text:list-item>
            </text:list>
            <text:list text:style-name="a670">
              <text:list-item>
                <text:p text:style-name="a669" text:class-names="" text:cond-style-name=""><text:span text:style-name="a668" text:class-names="">In a research paper, the result section present the findings of the study, while the discussion section interprets the result and explains their meaning. The results section should be objective and unbased, without any analysis or interpretation of the data. The discussion section should not repeat the results, but instead put them in context and explain why they matter.</text:span></text:p>
              </text:list-item>
            </text:list>
            <text:list text:style-name="a673">
              <text:list-item>
                <text:p text:style-name="a672" text:class-names="" text:cond-style-name=""><text:span text:style-name="a671" text:class-names="">Before publishing or creating a poster, you can run the result and discussion section by committee members and your chair to make sure they are congruent with your research purpose, objectives, hypothesis, and methods.</text:span></text:p>
              </text:list-item>
            </text:list>
          </draw:text-box>
          <svg:title/>
          <svg:desc/>
        </draw:frame>
      </draw:page>
      <draw:page draw:name="Slide14" draw:style-name="a675" draw:master-page-name="Master1-Layout2-obj-Title-and-Content" presentation:presentation-page-layout-name="Master1-PPL2" draw:id="Slide-269">
        <draw:frame draw:id="id117" presentation:style-name="a678" draw:name="Title 1" svg:x="0.88583in" svg:y="0.48905in" svg:width="11.56168in" svg:height="1.0613in" presentation:class="title" presentation:placeholder="false">
          <draw:text-box>
            <text:p text:style-name="a677" text:class-names="" text:cond-style-name=""><text:span text:style-name="a676" text:class-names="">CONCLUSION</text:span></text:p>
          </draw:text-box>
          <svg:title/>
          <svg:desc/>
        </draw:frame>
        <draw:frame draw:id="id118" presentation:style-name="a682" draw:name="Content Placeholder 2" svg:x="0.74074in" svg:y="1.36667in" svg:width="9.40143in" svg:height="5.24025in" presentation:class="outline" presentation:placeholder="false">
          <draw:text-box>
            <text:list text:style-name="a681">
              <text:list-item>
                <text:p text:style-name="a680" text:class-names="" text:cond-style-name=""><text:span text:style-name="a679" text:class-names="">By implementing a robust performance analysis framework organization can gain valuable insights into their work force, optimize operations, and drive continuous improvement. Regular monitoring, data-driven decision making, and a focus on employee development are crucial for maximizing work force performance and achieving business success.</text:span></text:p>
              </text:list-item>
            </text:list>
          </draw:text-box>
          <svg:title/>
          <svg:desc/>
        </draw:frame>
      </draw:page>
      <draw:page draw:name="Slide17" draw:style-name="a683" draw:master-page-name="Master1-Layout6-titleOnly-Title-Only" presentation:presentation-page-layout-name="Master1-PPL6" draw:id="Slide-272">
        <draw:frame draw:id="id119" presentation:style-name="a686" draw:name="Title 1" svg:x="2.99003in" svg:y="2.91111in" svg:width="7.35328in" svg:height="1.67778in" presentation:class="title" presentation:placeholder="false">
          <draw:text-box>
            <text:p text:style-name="a685" text:class-names="" text:cond-style-name=""><text:span text:style-name="a684"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5" style:display-name="1_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default-style style:family="graphic">
      <style:graphic-properties draw:fill="solid" draw:fill-color="#00c6bb" draw:opacity="100%" draw:stroke="solid" svg:stroke-width="0.01736in" svg:stroke-color="#00524d" svg:stroke-opacity="100%" svg:stroke-linecap="round"/>
    </style:default-style>
    <draw:fill-image draw:name="a403" xlink:href="media/image1.png" xlink:show="embed" xlink:actuate="onLoad"/>
    <draw:fill-image draw:name="a94" xlink:href="media/image1.png" xlink:show="embed" xlink:actuate="onLoad"/>
    <draw:fill-image draw:name="a353" xlink:href="media/image1.png" xlink:show="embed" xlink:actuate="onLoad"/>
    <draw:fill-image draw:name="a170" xlink:href="media/image1.png" xlink:show="embed" xlink:actuate="onLoad"/>
    <draw:fill-image draw:name="a231" xlink:href="media/image1.png" xlink:show="embed" xlink:actuate="onLoad"/>
    <draw:fill-image draw:name="a35" xlink:href="media/image1.png" xlink:show="embed" xlink:actuate="onLoad"/>
    <draw:fill-image draw:name="a380" xlink:href="media/image1.png" xlink:show="embed" xlink:actuate="onLoad"/>
    <draw:fill-image draw:name="a117" xlink:href="media/image1.png" xlink:show="embed" xlink:actuate="onLoad"/>
    <draw:fill-image draw:name="a439" xlink:href="media/image1.png" xlink:show="embed" xlink:actuate="onLoad"/>
    <draw:fill-image draw:name="a58" xlink:href="media/image1.png" xlink:show="embed" xlink:actuate="onLoad"/>
    <draw:fill-image draw:name="a263"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
      <style:graphic-properties draw:fill="bitmap" draw:fill-image-name="a94" style:repeat="repeat" draw:fill-image-width="1.83333in" draw:fill-image-height="1.83333in" draw:fill-image-ref-point="top-left" draw:stroke="solid" svg:stroke-width="0.01042in" svg:stroke-color="#00c6bb" svg:stroke-opacity="100%" svg:stroke-linecap="round"/>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bitmap" draw:fill-image-name="a117" style:repeat="repeat" draw:fill-image-width="1.83333in" draw:fill-image-height="1.83333in" draw:fill-image-ref-point="top-left" draw:stroke="solid" svg:stroke-width="0.01042in" svg:stroke-color="#00c6bb" svg:stroke-opacity="100%" svg:stroke-linecap="round"/>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draw:fill="bitmap" draw:fill-image-name="a439" style:repeat="repeat" draw:fill-image-width="1.83333in" draw:fill-image-height="1.83333in" draw:fill-image-ref-point="top-left" draw:stroke="solid" svg:stroke-width="0.01042in" svg:stroke-color="#00c6bb" svg:stroke-opacity="100%" svg:stroke-linecap="round"/>
    </style:style>
    <style:style style:family="presentation" style:name="a33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4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
      <style:graphic-properties draw:fill="bitmap" draw:fill-image-name="a231" style:repeat="repeat" draw:fill-image-width="1.83333in" draw:fill-image-height="1.83333in" draw:fill-image-ref-point="top-left" draw:stroke="solid" svg:stroke-width="0.01042in" svg:stroke-color="#00c6bb" svg:stroke-opacity="100%" svg:stroke-linecap="round"/>
    </style:style>
    <style:style style:family="text" style:name="a23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4">
      <style:graphic-properties draw:fill="bitmap" draw:fill-image-name="a353" style:repeat="repeat" draw:fill-image-width="1.83333in" draw:fill-image-height="1.83333in" draw:fill-image-ref-point="top-left" draw:stroke="solid" svg:stroke-width="0.01042in" svg:stroke-color="#00c6bb" svg:stroke-opacity="100%" svg:stroke-linecap="round"/>
    </style:style>
    <style:style style:family="text" style:name="a355">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fefefe"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efefe"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paragraph" style:name="a15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4">
      <style:graphic-properties draw:fill="bitmap" draw:fill-image-name="a263" style:repeat="repeat" draw:fill-image-width="1.83333in" draw:fill-image-height="1.83333in" draw:fill-image-ref-point="top-left" draw:stroke="solid" svg:stroke-width="0.01042in" svg:stroke-color="#00c6bb" svg:stroke-opacity="100%" svg:stroke-linecap="round"/>
    </style:style>
    <style:style style:family="text" style:name="a265">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draw:fill="bitmap" draw:fill-image-name="a380" style:repeat="repeat" draw:fill-image-width="1.83333in" draw:fill-image-height="1.83333in" draw:fill-image-ref-point="top-left" draw:stroke="solid" svg:stroke-width="0.01042in" svg:stroke-color="#00c6bb" svg:stroke-opacity="100%" svg:stroke-linecap="round"/>
    </style:style>
    <style:style style:family="paragraph" style:name="a27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3">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4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1">
      <style:graphic-properties draw:fill="bitmap" draw:fill-image-name="a170" style:repeat="repeat" draw:fill-image-width="1.83333in" draw:fill-image-height="1.83333in" draw:fill-image-ref-point="top-left" draw:stroke="solid" svg:stroke-width="0.01042in" svg:stroke-color="#00c6bb" svg:stroke-opacity="100%" svg:stroke-linecap="round"/>
    </style:style>
    <style:style style:family="text" style:name="a17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
      <style:graphic-properties draw:fill="bitmap" draw:fill-image-name="a35" style:repeat="repeat" draw:fill-image-width="1.83333in" draw:fill-image-height="1.83333in" draw:fill-image-ref-point="top-left" draw:stroke="solid" svg:stroke-width="0.01042in" svg:stroke-color="#00c6bb" svg:stroke-opacity="100%" svg:stroke-linecap="round"/>
    </style:style>
    <style:style style:family="text" style:name="a37">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
      <style:graphic-properties draw:fill="bitmap" draw:fill-image-name="a58" style:repeat="repeat" draw:fill-image-width="1.83333in" draw:fill-image-height="1.83333in" draw:fill-image-ref-point="top-left" draw:stroke="solid" svg:stroke-width="0.01042in" svg:stroke-color="#00c6bb" svg:stroke-opacity="100%" svg:stroke-linecap="round"/>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4">
      <style:graphic-properties draw:fill="bitmap" draw:fill-image-name="a403" style:repeat="repeat" draw:fill-image-width="1.83333in" draw:fill-image-height="1.83333in" draw:fill-image-ref-point="top-left" draw:stroke="solid" svg:stroke-width="0.01042in" svg:stroke-color="#00c6bb" svg:stroke-opacity="100%" svg:stroke-linecap="round"/>
    </style:style>
    <style:style style:family="text" style:name="a6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3">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4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27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9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4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1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7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0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1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9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06">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6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1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0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62467in"/>
      </text:list-level-style-number>
      <text:list-level-style-number text:level="7" style:num-format="" style:num-list-format-name="">
        <style:list-level-properties text:space-before="3.06212in"/>
      </text:list-level-style-number>
      <text:list-level-style-number text:level="8" style:num-format="" style:num-list-format-name="">
        <style:list-level-properties text:space-before="3.49956in"/>
      </text:list-level-style-number>
      <text:list-level-style-number text:level="9" style:num-format="" style:num-list-format-name="">
        <style:list-level-properties text:space-before="3.93701in"/>
      </text:list-level-style-number>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9">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4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8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62467in"/>
      </text:list-level-style-number>
      <text:list-level-style-number text:level="7" style:num-format="" style:num-list-format-name="">
        <style:list-level-properties text:space-before="3.06212in"/>
      </text:list-level-style-number>
      <text:list-level-style-number text:level="8" style:num-format="" style:num-list-format-name="">
        <style:list-level-properties text:space-before="3.49956in"/>
      </text:list-level-style-number>
      <text:list-level-style-number text:level="9" style:num-format="" style:num-list-format-name="">
        <style:list-level-properties text:space-before="3.93701in"/>
      </text:list-level-style-number>
    </text:list-style>
    <text:list-style style:name="a15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8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1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1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8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8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8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5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5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5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4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number:date-style xmlns:number="urn:oasis:names:tc:opendocument:xmlns:datastyle:1.0" style:name="a1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4" draw:name="Title Placeholder 1" svg:x="0.88583in" svg:y="0.48905in" svg:width="11.56168in" svg:height="1.061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8583in" svg:y="2.38889in" svg:width="11.55215in" svg:height="4.0183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Footer Placeholder 4" svg:x="0.49378in" svg:y="6.60691in" svg:width="9.45354in" svg:height="0.39931in" presentation:class="footer" presentation:placeholder="false">
        <draw:text-box>
          <text:p text:style-name="a23" text:class-names="" text:cond-style-name=""><text:span text:style-name="a22" text:class-names=""/></text:p>
        </draw:text-box>
        <svg:title/>
        <svg:desc/>
      </draw:frame>
      <draw:frame draw:id="id3" presentation:style-name="a29" draw:name="Date Placeholder 3" svg:x="10.20847in" svg:y="6.60691in" svg:width="1.46949in" svg:height="0.39931in" presentation:class="date-time" presentation:placeholder="false">
        <draw:text-box>
          <text:p text:style-name="a28" text:class-names="" text:cond-style-name=""><text:span text:style-name="a25" text:class-names=""><text:date text:fixed="false" style:data-style-name="a26">9/2/2024</text:date></text:span><text:span text:style-name="a27" text:class-names=""/></text:p>
        </draw:text-box>
        <svg:title/>
        <svg:desc/>
      </draw:frame>
      <draw:frame draw:id="id4" presentation:style-name="a33" draw:name="Slide Number Placeholder 5" svg:x="11.67796in" svg:y="6.46969in" svg:width="1.16159in" svg:height="0.53653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custom-shape svg:x="0in" svg:y="-0.00347in" svg:width="13.33333in" svg:height="5.69097in" draw:id="id5" draw:style-name="a36"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6" presentation:style-name="a40" draw:name="Title 1" svg:x="0.88583in" svg:y="1.58481in" svg:width="11.56168in" svg:height="3.24918in" presentation:class="title" presentation:placeholder="false">
        <draw:text-box>
          <text:p text:style-name="a39" text:class-names="" text:cond-style-name=""><text:span text:style-name="a37" text:class-names="">Click to edit Master title style</text:span><text:span text:style-name="a38" text:class-names=""/></text:p>
        </draw:text-box>
        <svg:title/>
        <svg:desc/>
      </draw:frame>
      <draw:frame draw:id="id7" presentation:style-name="a44" draw:name="Subtitle 2" svg:x="0.88583in" svg:y="5.7752in" svg:width="11.56168in" svg:height="0.47569in" presentation:class="subtitle" presentation:placeholder="false">
        <draw:text-box>
          <text:p text:style-name="a43" text:class-names="" text:cond-style-name=""><text:span text:style-name="a41" text:class-names="">Click to edit Master subtitle style</text:span><text:span text:style-name="a42" text:class-names=""/></text:p>
        </draw:text-box>
        <svg:title/>
        <svg:desc/>
      </draw:frame>
      <draw:frame draw:id="id8" presentation:style-name="a49" draw:name="Date Placeholder 3" svg:x="10.20847in" svg:y="6.60691in" svg:width="1.46949in" svg:height="0.39931in" presentation:class="date-time" presentation:placeholder="false">
        <draw:text-box>
          <text:p text:style-name="a48" text:class-names="" text:cond-style-name=""><text:span text:style-name="a45" text:class-names=""><text:date text:fixed="false" style:data-style-name="a46">9/2/2024</text:date></text:span><text:span text:style-name="a47" text:class-names=""/></text:p>
        </draw:text-box>
        <svg:title/>
        <svg:desc/>
      </draw:frame>
      <draw:frame draw:id="id9" presentation:style-name="a52" draw:name="Footer Placeholder 4" svg:x="0.49378in" svg:y="6.60691in" svg:width="9.45354in" svg:height="0.39931in" presentation:class="footer" presentation:placeholder="false">
        <draw:text-box>
          <text:p text:style-name="a51" text:class-names="" text:cond-style-name=""><text:span text:style-name="a50" text:class-names=""/></text:p>
        </draw:text-box>
        <svg:title/>
        <svg:desc/>
      </draw:frame>
      <draw:frame draw:id="id10" presentation:style-name="a56" draw:name="Slide Number Placeholder 5" svg:x="11.67796in" svg:y="6.46969in" svg:width="1.16159in" svg:height="0.53653in" presentation:class="page-number" presentation:placeholder="false">
        <draw:text-box>
          <text:p text:style-name="a55" text:class-names="" text:cond-style-name=""><text:span text:style-name="a53" text:class-names=""><text:page-number style:num-format="1" text:fixed="false">‹#›</text:page-number></text:span><text:span text:style-name="a54" text:class-names=""/></text:p>
        </draw:text-box>
        <svg:title/>
        <svg:desc/>
      </draw:frame>
    </style:master-page>
    <style:master-page style:name="Master1-Layout2-obj-Title-and-Content" style:page-layout-name="pageLayout1" draw:style-name="a57">
      <draw:custom-shape svg:x="0in" svg:y="0in" svg:width="13.33333in" svg:height="2.39063in" draw:id="id11" draw:style-name="a59"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2" presentation:style-name="a63" draw:name="Title 1" svg:x="0.88583in" svg:y="0.48905in" svg:width="11.56168in" svg:height="1.0613in" presentation:class="title" presentation:placeholder="false">
        <draw:text-box>
          <text:p text:style-name="a62" text:class-names="" text:cond-style-name=""><text:span text:style-name="a60" text:class-names="">Click to edit Master title style</text:span><text:span text:style-name="a61" text:class-names=""/></text:p>
        </draw:text-box>
        <svg:title/>
        <svg:desc/>
      </draw:frame>
      <draw:frame draw:id="id13" presentation:style-name="a80" draw:name="Content Placeholder 2" svg:x="0.89535in" svg:y="2.43032in" svg:width="11.54262in" svg:height="3.97694in" presentation:class="object" presentation:placeholder="false">
        <draw:text-box>
          <text:list text:style-name="a66">
            <text:list-item>
              <text:p text:style-name="a65" text:class-names="" text:cond-style-name=""><text:span text:style-name="a64" text:class-names="">Click to edit Master text styles</text:span></text:p>
            </text:list-item>
          </text:list>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6" text:class-names="">Fifth level</text:span><text:span text:style-name="a77" text:class-names=""/></text:p>
                            </text:list-item>
                          </text:list>
                        </text:list-item>
                      </text:list>
                    </text:list-item>
                  </text:list>
                </text:list-item>
              </text:list>
            </text:list-item>
          </text:list>
        </draw:text-box>
        <svg:title/>
        <svg:desc/>
      </draw:frame>
      <draw:frame draw:id="id14" presentation:style-name="a85" draw:name="Date Placeholder 3" svg:x="10.20847in" svg:y="6.60691in" svg:width="1.46949in" svg:height="0.39931in" presentation:class="date-time" presentation:placeholder="false">
        <draw:text-box>
          <text:p text:style-name="a84" text:class-names="" text:cond-style-name=""><text:span text:style-name="a81" text:class-names=""><text:date text:fixed="false" style:data-style-name="a82">9/2/2024</text:date></text:span><text:span text:style-name="a83" text:class-names=""/></text:p>
        </draw:text-box>
        <svg:title/>
        <svg:desc/>
      </draw:frame>
      <draw:frame draw:id="id15" presentation:style-name="a88" draw:name="Footer Placeholder 4" svg:x="0.49378in" svg:y="6.60691in" svg:width="9.45354in" svg:height="0.39931in" presentation:class="footer" presentation:placeholder="false">
        <draw:text-box>
          <text:p text:style-name="a87" text:class-names="" text:cond-style-name=""><text:span text:style-name="a86" text:class-names=""/></text:p>
        </draw:text-box>
        <svg:title/>
        <svg:desc/>
      </draw:frame>
      <draw:frame draw:id="id16" presentation:style-name="a92" draw:name="Slide Number Placeholder 5" svg:x="11.67796in" svg:y="6.46969in" svg:width="1.16159in" svg:height="0.53653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style:master-page>
    <style:master-page style:name="Master1-Layout3-secHead-Section-Header" style:page-layout-name="pageLayout1" draw:style-name="a93">
      <draw:custom-shape svg:x="0in" svg:y="0in" svg:width="13.33333in" svg:height="5.69097in" draw:id="id17" draw:style-name="a95" draw:name="Freeform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8" presentation:style-name="a99" draw:name="Title 1" svg:x="0.88583in" svg:y="3.22769in" svg:width="11.55011in" svg:height="1.6063in" presentation:class="title" presentation:placeholder="false">
        <draw:text-box>
          <text:p text:style-name="a98" text:class-names="" text:cond-style-name=""><text:span text:style-name="a96" text:class-names="">Click to edit Master title style</text:span><text:span text:style-name="a97" text:class-names=""/></text:p>
        </draw:text-box>
        <svg:title/>
        <svg:desc/>
      </draw:frame>
      <draw:frame draw:id="id19" presentation:style-name="a103" draw:name="Text Placeholder 2" svg:x="0.88583in" svg:y="5.77559in" svg:width="11.55011in" svg:height="0.47458in" presentation:class="outline" presentation:placeholder="false">
        <draw:text-box>
          <text:list text:style-name="a102">
            <text:list-item>
              <text:p text:style-name="a101" text:class-names="" text:cond-style-name=""><text:span text:style-name="a100" text:class-names="">Click to edit Master text styles</text:span></text:p>
            </text:list-item>
          </text:list>
        </draw:text-box>
        <svg:title/>
        <svg:desc/>
      </draw:frame>
      <draw:frame draw:id="id20" presentation:style-name="a108" draw:name="Date Placeholder 3" svg:x="10.20847in" svg:y="6.60691in" svg:width="1.46949in" svg:height="0.39931in" presentation:class="date-time" presentation:placeholder="false">
        <draw:text-box>
          <text:p text:style-name="a107" text:class-names="" text:cond-style-name=""><text:span text:style-name="a104" text:class-names=""><text:date text:fixed="false" style:data-style-name="a105">9/2/2024</text:date></text:span><text:span text:style-name="a106" text:class-names=""/></text:p>
        </draw:text-box>
        <svg:title/>
        <svg:desc/>
      </draw:frame>
      <draw:frame draw:id="id21" presentation:style-name="a111" draw:name="Footer Placeholder 4" svg:x="0.49378in" svg:y="6.60691in" svg:width="9.45354in" svg:height="0.39931in" presentation:class="footer" presentation:placeholder="false">
        <draw:text-box>
          <text:p text:style-name="a110" text:class-names="" text:cond-style-name=""><text:span text:style-name="a109" text:class-names=""/></text:p>
        </draw:text-box>
        <svg:title/>
        <svg:desc/>
      </draw:frame>
      <draw:frame draw:id="id22" presentation:style-name="a115" draw:name="Slide Number Placeholder 5" svg:x="11.67796in" svg:y="6.46969in" svg:width="1.16159in" svg:height="0.53653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style:master-page>
    <style:master-page style:name="Master1-Layout4-twoObj-Two-Content" style:page-layout-name="pageLayout1" draw:style-name="a116">
      <draw:custom-shape svg:x="0in" svg:y="0in" svg:width="13.33333in" svg:height="2.39063in" draw:id="id23" draw:style-name="a118"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24" presentation:style-name="a122" draw:name="Title 1" svg:x="0.88583in" svg:y="0.48905in" svg:width="11.56168in" svg:height="1.0613in" presentation:class="title" presentation:placeholder="false">
        <draw:text-box>
          <text:p text:style-name="a121" text:class-names="" text:cond-style-name=""><text:span text:style-name="a119" text:class-names="">Click to edit Master title style</text:span><text:span text:style-name="a120" text:class-names=""/></text:p>
        </draw:text-box>
        <svg:title/>
        <svg:desc/>
      </draw:frame>
      <draw:frame draw:id="id25" presentation:style-name="a139" draw:name="Content Placeholder 2" svg:x="0.89535in" svg:y="2.43032in" svg:width="5.67134in" svg:height="3.9794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Fifth level</text:span><text:span text:style-name="a136" text:class-names=""/></text:p>
                            </text:list-item>
                          </text:list>
                        </text:list-item>
                      </text:list>
                    </text:list-item>
                  </text:list>
                </text:list-item>
              </text:list>
            </text:list-item>
          </text:list>
        </draw:text-box>
        <svg:title/>
        <svg:desc/>
      </draw:frame>
      <draw:frame draw:id="id26" presentation:style-name="a156" draw:name="Content Placeholder 3" svg:x="6.76664in" svg:y="2.43032in" svg:width="5.68087in" svg:height="3.9794in" presentation:class="object" presentation:placeholder="false">
        <draw:text-box>
          <text:list text:style-name="a142">
            <text:list-item>
              <text:p text:style-name="a141" text:class-names="" text:cond-style-name=""><text:span text:style-name="a140" text:class-names="">Click to edit Master text styles</text:span></text:p>
            </text:list-item>
          </text:list>
          <text:list text:style-name="a145">
            <text:list-item>
              <text:list text:style-name="a145">
                <text:list-item>
                  <text:p text:style-name="a144" text:class-names="" text:cond-style-name=""><text:span text:style-name="a143" text:class-names="">Second level</text:span></text:p>
                </text:list-item>
              </text:list>
            </text:list-item>
          </text:list>
          <text:list text:style-name="a148">
            <text:list-item>
              <text:list text:style-name="a148">
                <text:list-item>
                  <text:list text:style-name="a148">
                    <text:list-item>
                      <text:p text:style-name="a147" text:class-names="" text:cond-style-name=""><text:span text:style-name="a146" text:class-names="">Third level</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Fourth le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2" text:class-names="">Fifth level</text:span><text:span text:style-name="a153" text:class-names=""/></text:p>
                            </text:list-item>
                          </text:list>
                        </text:list-item>
                      </text:list>
                    </text:list-item>
                  </text:list>
                </text:list-item>
              </text:list>
            </text:list-item>
          </text:list>
        </draw:text-box>
        <svg:title/>
        <svg:desc/>
      </draw:frame>
      <draw:frame draw:id="id27" presentation:style-name="a161" draw:name="Date Placeholder 4" svg:x="10.20847in" svg:y="6.60691in" svg:width="1.46949in" svg:height="0.39931in" presentation:class="date-time" presentation:placeholder="false">
        <draw:text-box>
          <text:p text:style-name="a160" text:class-names="" text:cond-style-name=""><text:span text:style-name="a157" text:class-names=""><text:date text:fixed="false" style:data-style-name="a158">9/2/2024</text:date></text:span><text:span text:style-name="a159" text:class-names=""/></text:p>
        </draw:text-box>
        <svg:title/>
        <svg:desc/>
      </draw:frame>
      <draw:frame draw:id="id28" presentation:style-name="a164" draw:name="Footer Placeholder 5" svg:x="0.49378in" svg:y="6.60691in" svg:width="9.45354in" svg:height="0.39931in" presentation:class="footer" presentation:placeholder="false">
        <draw:text-box>
          <text:p text:style-name="a163" text:class-names="" text:cond-style-name=""><text:span text:style-name="a162" text:class-names=""/></text:p>
        </draw:text-box>
        <svg:title/>
        <svg:desc/>
      </draw:frame>
      <draw:frame draw:id="id29" presentation:style-name="a168" draw:name="Slide Number Placeholder 6" svg:x="11.67796in" svg:y="6.46969in" svg:width="1.16159in" svg:height="0.53653in" presentation:class="page-number" presentation:placeholder="false">
        <draw:text-box>
          <text:p text:style-name="a167" text:class-names="" text:cond-style-name=""><text:span text:style-name="a165" text:class-names=""><text:page-number style:num-format="1" text:fixed="false">‹#›</text:page-number></text:span><text:span text:style-name="a166" text:class-names=""/></text:p>
        </draw:text-box>
        <svg:title/>
        <svg:desc/>
      </draw:frame>
    </style:master-page>
    <style:master-page style:name="Master1-Layout5-twoTxTwoObj-Comparison" style:page-layout-name="pageLayout1" draw:style-name="a169">
      <draw:custom-shape svg:x="0in" svg:y="0in" svg:width="13.33333in" svg:height="2.39063in" draw:id="id30" draw:style-name="a171"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1" presentation:style-name="a175" draw:name="Title 1" svg:x="0.88583in" svg:y="0.48905in" svg:width="11.56168in" svg:height="1.0613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32" presentation:style-name="a179" draw:name="Text Placeholder 2" svg:x="0.891in" svg:y="2.37847in" svg:width="5.6757in" svg:height="0.63021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33" presentation:style-name="a196" draw:name="Content Placeholder 3" svg:x="0.891in" svg:y="3.00868in" svg:width="5.6757in" svg:height="3.40104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Fifth level</text:span><text:span text:style-name="a193" text:class-names=""/></text:p>
                            </text:list-item>
                          </text:list>
                        </text:list-item>
                      </text:list>
                    </text:list-item>
                  </text:list>
                </text:list-item>
              </text:list>
            </text:list-item>
          </text:list>
        </draw:text-box>
        <svg:title/>
        <svg:desc/>
      </draw:frame>
      <draw:frame draw:id="id34" presentation:style-name="a200" draw:name="Text Placeholder 4" svg:x="6.76664in" svg:y="2.37847in" svg:width="5.68087in" svg:height="0.63021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35" presentation:style-name="a217" draw:name="Content Placeholder 5" svg:x="6.76664in" svg:y="3.00868in" svg:width="5.68087in" svg:height="3.40104in" presentation:class="object" presentation:placeholder="false">
        <draw:text-box>
          <text:list text:style-name="a203">
            <text:list-item>
              <text:p text:style-name="a202" text:class-names="" text:cond-style-name=""><text:span text:style-name="a201" text:class-names="">Click to edit Master text styles</text:span></text:p>
            </text:list-item>
          </text:list>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3" text:class-names="">Fifth level</text:span><text:span text:style-name="a214" text:class-names=""/></text:p>
                            </text:list-item>
                          </text:list>
                        </text:list-item>
                      </text:list>
                    </text:list-item>
                  </text:list>
                </text:list-item>
              </text:list>
            </text:list-item>
          </text:list>
        </draw:text-box>
        <svg:title/>
        <svg:desc/>
      </draw:frame>
      <draw:frame draw:id="id36" presentation:style-name="a222" draw:name="Date Placeholder 6" svg:x="10.20847in" svg:y="6.60691in" svg:width="1.46949in" svg:height="0.39931in" presentation:class="date-time" presentation:placeholder="false">
        <draw:text-box>
          <text:p text:style-name="a221" text:class-names="" text:cond-style-name=""><text:span text:style-name="a218" text:class-names=""><text:date text:fixed="false" style:data-style-name="a219">9/2/2024</text:date></text:span><text:span text:style-name="a220" text:class-names=""/></text:p>
        </draw:text-box>
        <svg:title/>
        <svg:desc/>
      </draw:frame>
      <draw:frame draw:id="id37" presentation:style-name="a225" draw:name="Footer Placeholder 7" svg:x="0.49378in" svg:y="6.60691in" svg:width="9.45354in" svg:height="0.39931in" presentation:class="footer" presentation:placeholder="false">
        <draw:text-box>
          <text:p text:style-name="a224" text:class-names="" text:cond-style-name=""><text:span text:style-name="a223" text:class-names=""/></text:p>
        </draw:text-box>
        <svg:title/>
        <svg:desc/>
      </draw:frame>
      <draw:frame draw:id="id38" presentation:style-name="a229" draw:name="Slide Number Placeholder 8" svg:x="11.67796in" svg:y="6.46969in" svg:width="1.16159in" svg:height="0.53653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style:master-page>
    <style:master-page style:name="Master1-Layout6-titleOnly-Title-Only" style:page-layout-name="pageLayout1" draw:style-name="a230">
      <draw:custom-shape svg:x="0in" svg:y="0in" svg:width="13.33333in" svg:height="2.39063in" draw:id="id39" draw:style-name="a232"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0" presentation:style-name="a236" draw:name="Title 1" svg:x="0.88583in" svg:y="0.48905in" svg:width="11.56168in" svg:height="1.0613in" presentation:class="title" presentation:placeholder="false">
        <draw:text-box>
          <text:p text:style-name="a235" text:class-names="" text:cond-style-name=""><text:span text:style-name="a233" text:class-names="">Click to edit Master title style</text:span><text:span text:style-name="a234" text:class-names=""/></text:p>
        </draw:text-box>
        <svg:title/>
        <svg:desc/>
      </draw:frame>
      <draw:frame draw:id="id41" presentation:style-name="a241" draw:name="Date Placeholder 2" svg:x="10.20847in" svg:y="6.60691in" svg:width="1.46949in" svg:height="0.39931in" presentation:class="date-time" presentation:placeholder="false">
        <draw:text-box>
          <text:p text:style-name="a240" text:class-names="" text:cond-style-name=""><text:span text:style-name="a237" text:class-names=""><text:date text:fixed="false" style:data-style-name="a238">9/2/2024</text:date></text:span><text:span text:style-name="a239" text:class-names=""/></text:p>
        </draw:text-box>
        <svg:title/>
        <svg:desc/>
      </draw:frame>
      <draw:frame draw:id="id42" presentation:style-name="a244" draw:name="Footer Placeholder 3" svg:x="0.49378in" svg:y="6.60691in" svg:width="9.45354in" svg:height="0.39931in" presentation:class="footer" presentation:placeholder="false">
        <draw:text-box>
          <text:p text:style-name="a243" text:class-names="" text:cond-style-name=""><text:span text:style-name="a242" text:class-names=""/></text:p>
        </draw:text-box>
        <svg:title/>
        <svg:desc/>
      </draw:frame>
      <draw:frame draw:id="id43" presentation:style-name="a248" draw:name="Slide Number Placeholder 4" svg:x="11.67796in" svg:y="6.46969in" svg:width="1.16159in" svg:height="0.53653in" presentation:class="page-number" presentation:placeholder="false">
        <draw:text-box>
          <text:p text:style-name="a247" text:class-names="" text:cond-style-name=""><text:span text:style-name="a245" text:class-names=""><text:page-number style:num-format="1" text:fixed="false">‹#›</text:page-number></text:span><text:span text:style-name="a246" text:class-names=""/></text:p>
        </draw:text-box>
        <svg:title/>
        <svg:desc/>
      </draw:frame>
    </style:master-page>
    <style:master-page style:name="Master1-Layout7-blank-Blank" style:page-layout-name="pageLayout1" draw:style-name="a249">
      <draw:frame draw:id="id44" presentation:style-name="a254" draw:name="Date Placeholder 1" svg:x="10.20847in" svg:y="6.60691in" svg:width="1.46949in" svg:height="0.39931in" presentation:class="date-time" presentation:placeholder="false">
        <draw:text-box>
          <text:p text:style-name="a253" text:class-names="" text:cond-style-name=""><text:span text:style-name="a250" text:class-names=""><text:date text:fixed="false" style:data-style-name="a251">9/2/2024</text:date></text:span><text:span text:style-name="a252" text:class-names=""/></text:p>
        </draw:text-box>
        <svg:title/>
        <svg:desc/>
      </draw:frame>
      <draw:frame draw:id="id45" presentation:style-name="a257" draw:name="Footer Placeholder 2" svg:x="0.49378in" svg:y="6.60691in" svg:width="9.45354in" svg:height="0.39931in" presentation:class="footer" presentation:placeholder="false">
        <draw:text-box>
          <text:p text:style-name="a256" text:class-names="" text:cond-style-name=""><text:span text:style-name="a255" text:class-names=""/></text:p>
        </draw:text-box>
        <svg:title/>
        <svg:desc/>
      </draw:frame>
      <draw:frame draw:id="id46" presentation:style-name="a261" draw:name="Slide Number Placeholder 3" svg:x="11.67796in" svg:y="6.46969in" svg:width="1.16159in" svg:height="0.53653in" presentation:class="page-number" presentation:placeholder="false">
        <draw:text-box>
          <text:p text:style-name="a260" text:class-names="" text:cond-style-name=""><text:span text:style-name="a258" text:class-names=""><text:page-number style:num-format="1" text:fixed="false">‹#›</text:page-number></text:span><text:span text:style-name="a259" text:class-names=""/></text:p>
        </draw:text-box>
        <svg:title/>
        <svg:desc/>
      </draw:frame>
    </style:master-page>
    <style:master-page style:name="Master1-Layout8-objTx-Content-with-Caption" style:page-layout-name="pageLayout1" draw:style-name="a262">
      <draw:custom-shape svg:x="1.17361in" svg:y="0.48785in" svg:width="3.87963in" svg:height="1.98453in" draw:id="id47" draw:style-name="a264"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48" presentation:style-name="a268" draw:name="Title 1" svg:x="1.17361in" svg:y="0.48785in" svg:width="3.87963in" svg:height="1.7699in" presentation:class="title" presentation:placeholder="false">
        <draw:text-box>
          <text:p text:style-name="a267" text:class-names="" text:cond-style-name=""><text:span text:style-name="a265" text:class-names="">Click to edit Master title style</text:span><text:span text:style-name="a266" text:class-names=""/></text:p>
        </draw:text-box>
        <svg:title/>
        <svg:desc/>
      </draw:frame>
      <draw:frame draw:id="id49" presentation:style-name="a285" draw:name="Content Placeholder 2" svg:x="5.31018in" svg:y="0.48785in" svg:width="6.83796in" svg:height="5.92188in" presentation:class="object" presentation:placeholder="false">
        <draw:text-box>
          <text:list text:style-name="a271">
            <text:list-item>
              <text:p text:style-name="a270" text:class-names="" text:cond-style-name=""><text:span text:style-name="a269" text:class-names="">Click to edit Master text styles</text:span></text:p>
            </text:list-item>
          </text:list>
          <text:list text:style-name="a274">
            <text:list-item>
              <text:list text:style-name="a274">
                <text:list-item>
                  <text:p text:style-name="a273" text:class-names="" text:cond-style-name=""><text:span text:style-name="a272" text:class-names="">Second level</text:span></text:p>
                </text:list-item>
              </text:list>
            </text:list-item>
          </text:list>
          <text:list text:style-name="a277">
            <text:list-item>
              <text:list text:style-name="a277">
                <text:list-item>
                  <text:list text:style-name="a277">
                    <text:list-item>
                      <text:p text:style-name="a276" text:class-names="" text:cond-style-name=""><text:span text:style-name="a275" text:class-names="">Third level</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Fifth level</text:span><text:span text:style-name="a282" text:class-names=""/></text:p>
                            </text:list-item>
                          </text:list>
                        </text:list-item>
                      </text:list>
                    </text:list-item>
                  </text:list>
                </text:list-item>
              </text:list>
            </text:list-item>
          </text:list>
        </draw:text-box>
        <svg:title/>
        <svg:desc/>
      </draw:frame>
      <draw:frame draw:id="id50" presentation:style-name="a289" draw:name="Text Placeholder 3" svg:x="1.17361in" svg:y="2.47237in" svg:width="3.87963in" svg:height="3.93735in" presentation:class="outline" presentation:placeholder="false">
        <draw:text-box>
          <text:list text:style-name="a288">
            <text:list-item>
              <text:p text:style-name="a287" text:class-names="" text:cond-style-name=""><text:span text:style-name="a286" text:class-names="">Click to edit Master text styles</text:span></text:p>
            </text:list-item>
          </text:list>
        </draw:text-box>
        <svg:title/>
        <svg:desc/>
      </draw:frame>
      <draw:frame draw:id="id51" presentation:style-name="a294" draw:name="Date Placeholder 4" svg:x="10.20847in" svg:y="6.60691in" svg:width="1.46949in" svg:height="0.39931in" presentation:class="date-time" presentation:placeholder="false">
        <draw:text-box>
          <text:p text:style-name="a293" text:class-names="" text:cond-style-name=""><text:span text:style-name="a290" text:class-names=""><text:date text:fixed="false" style:data-style-name="a291">9/2/2024</text:date></text:span><text:span text:style-name="a292" text:class-names=""/></text:p>
        </draw:text-box>
        <svg:title/>
        <svg:desc/>
      </draw:frame>
      <draw:frame draw:id="id52" presentation:style-name="a297" draw:name="Footer Placeholder 5" svg:x="0.49378in" svg:y="6.60691in" svg:width="9.45354in" svg:height="0.39931in" presentation:class="footer" presentation:placeholder="false">
        <draw:text-box>
          <text:p text:style-name="a296" text:class-names="" text:cond-style-name=""><text:span text:style-name="a295" text:class-names=""/></text:p>
        </draw:text-box>
        <svg:title/>
        <svg:desc/>
      </draw:frame>
      <draw:frame draw:id="id53" presentation:style-name="a301" draw:name="Slide Number Placeholder 6" svg:x="11.67796in" svg:y="6.46969in" svg:width="1.16159in" svg:height="0.53653in" presentation:class="page-number" presentation:placeholder="false">
        <draw:text-box>
          <text:p text:style-name="a300" text:class-names="" text:cond-style-name=""><text:span text:style-name="a298" text:class-names=""><text:page-number style:num-format="1" text:fixed="false">‹#›</text:page-number></text:span><text:span text:style-name="a299" text:class-names=""/></text:p>
        </draw:text-box>
        <svg:title/>
        <svg:desc/>
      </draw:frame>
    </style:master-page>
    <style:master-page style:name="Master1-Layout9-picTx-Picture-with-Caption" style:page-layout-name="pageLayout1" draw:style-name="a302">
      <draw:frame draw:id="id54" presentation:style-name="a306" draw:name="Title 1" svg:x="0.891in" svg:y="0.79563in" svg:width="5.30729in" svg:height="1.76855in" presentation:class="title" presentation:placeholder="false">
        <draw:text-box>
          <text:p text:style-name="a305" text:class-names="" text:cond-style-name=""><text:span text:style-name="a303" text:class-names="">Click to edit Master title style</text:span><text:span text:style-name="a304" text:class-names=""/></text:p>
        </draw:text-box>
        <svg:title/>
        <svg:desc/>
      </draw:frame>
      <draw:frame draw:id="id55" presentation:style-name="a310" draw:name="Picture Placeholder 11" svg:x="6.66898in" svg:y="0in" svg:width="6.66435in" svg:height="7.5in" presentation:class="graphic" presentation:placeholder="false">
        <draw:text-box>
          <text:p text:style-name="a309" text:class-names="" text:cond-style-name=""><text:span text:style-name="a307" text:class-names="">Click icon to add picture</text:span><text:span text:style-name="a308" text:class-names=""/></text:p>
        </draw:text-box>
        <svg:title/>
        <svg:desc/>
      </draw:frame>
      <draw:frame draw:id="id56" presentation:style-name="a314" draw:name="Text Placeholder 3" svg:x="0.891in" svg:y="2.56418in" svg:width="5.30729in" svg:height="3.8455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57" presentation:style-name="a319" draw:name="Date Placeholder 4" svg:x="4.24957in" svg:y="6.60691in" svg:width="1.06833in" svg:height="0.39931in" presentation:class="date-time" presentation:placeholder="false">
        <draw:text-box>
          <text:p text:style-name="a318" text:class-names="" text:cond-style-name=""><text:span text:style-name="a315" text:class-names=""><text:date text:fixed="false" style:data-style-name="a316">9/2/2024</text:date></text:span><text:span text:style-name="a317" text:class-names=""/></text:p>
        </draw:text-box>
        <svg:title/>
        <svg:desc/>
      </draw:frame>
      <draw:frame draw:id="id58" presentation:style-name="a322" draw:name="Footer Placeholder 5" svg:x="0.64566in" svg:y="6.60691in" svg:width="3.60391in" svg:height="0.39931in" presentation:class="footer" presentation:placeholder="false">
        <draw:text-box>
          <text:p text:style-name="a321" text:class-names="" text:cond-style-name=""><text:span text:style-name="a320" text:class-names=""/></text:p>
        </draw:text-box>
        <svg:title/>
        <svg:desc/>
      </draw:frame>
      <draw:frame draw:id="id59" presentation:style-name="a326" draw:name="Slide Number Placeholder 6" svg:x="5.3179in" svg:y="6.46969in" svg:width="1.16159in" svg:height="0.53653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0-cust-Panoramic-Picture-with-Caption" style:page-layout-name="pageLayout1" draw:style-name="a327">
      <draw:frame draw:id="id60" presentation:style-name="a331" draw:name="Title 1" svg:x="0.88583in" svg:y="5.25in" svg:width="11.55011in" svg:height="0.61979in" presentation:class="title" presentation:placeholder="false">
        <draw:text-box>
          <text:p text:style-name="a330" text:class-names="" text:cond-style-name=""><text:span text:style-name="a328" text:class-names="">Click to edit Master title style</text:span><text:span text:style-name="a329" text:class-names=""/></text:p>
        </draw:text-box>
        <svg:title/>
        <svg:desc/>
      </draw:frame>
      <draw:frame draw:id="id61" presentation:style-name="a335" draw:name="Picture Placeholder 14" svg:x="0in" svg:y="0in" svg:width="13.33333in" svg:height="5.25in" presentation:class="graphic" presentation:placeholder="false">
        <draw:text-box>
          <text:p text:style-name="a334" text:class-names="" text:cond-style-name=""><text:span text:style-name="a332" text:class-names="">Click icon to add picture</text:span><text:span text:style-name="a333" text:class-names=""/></text:p>
        </draw:text-box>
        <svg:title/>
        <svg:desc/>
      </draw:frame>
      <draw:frame draw:id="id62" presentation:style-name="a339" draw:name="Text Placeholder 3" svg:x="0.88583in" svg:y="5.86979in" svg:width="11.55011in" svg:height="0.53993in" presentation:class="outline" presentation:placeholder="false">
        <draw:text-box>
          <text:list text:style-name="a338">
            <text:list-item>
              <text:p text:style-name="a337" text:class-names="" text:cond-style-name=""><text:span text:style-name="a336" text:class-names="">Click to edit Master text styles</text:span></text:p>
            </text:list-item>
          </text:list>
        </draw:text-box>
        <svg:title/>
        <svg:desc/>
      </draw:frame>
      <draw:frame draw:id="id63" presentation:style-name="a344" draw:name="Date Placeholder 4" svg:x="10.20847in" svg:y="6.60691in" svg:width="1.46949in" svg:height="0.39931in" presentation:class="date-time" presentation:placeholder="false">
        <draw:text-box>
          <text:p text:style-name="a343" text:class-names="" text:cond-style-name=""><text:span text:style-name="a340" text:class-names=""><text:date text:fixed="false" style:data-style-name="a341">9/2/2024</text:date></text:span><text:span text:style-name="a342" text:class-names=""/></text:p>
        </draw:text-box>
        <svg:title/>
        <svg:desc/>
      </draw:frame>
      <draw:frame draw:id="id64" presentation:style-name="a347" draw:name="Footer Placeholder 5" svg:x="0.49378in" svg:y="6.60691in" svg:width="9.45354in" svg:height="0.39931in" presentation:class="footer" presentation:placeholder="false">
        <draw:text-box>
          <text:p text:style-name="a346" text:class-names="" text:cond-style-name=""><text:span text:style-name="a345" text:class-names=""/></text:p>
        </draw:text-box>
        <svg:title/>
        <svg:desc/>
      </draw:frame>
      <draw:frame draw:id="id65" presentation:style-name="a351" draw:name="Slide Number Placeholder 6" svg:x="11.67796in" svg:y="6.46969in" svg:width="1.16159in" svg:height="0.53653in" presentation:class="page-number" presentation:placeholder="false">
        <draw:text-box>
          <text:p text:style-name="a350" text:class-names="" text:cond-style-name=""><text:span text:style-name="a348" text:class-names=""><text:page-number style:num-format="1" text:fixed="false">‹#›</text:page-number></text:span><text:span text:style-name="a349" text:class-names=""/></text:p>
        </draw:text-box>
        <svg:title/>
        <svg:desc/>
      </draw:frame>
    </style:master-page>
    <style:master-page style:name="Master1-Layout11-cust-Quote-with-Caption" style:page-layout-name="pageLayout1" draw:style-name="a352">
      <draw:custom-shape svg:x="0.69083in" svg:y="1.18269in" svg:width="6.92521in" svg:height="3.54242in" draw:id="id66" draw:style-name="a354"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67" presentation:style-name="a358" draw:name="Title 1" svg:x="0.93065in" svg:y="1.35444in" svg:width="6.44558in" svg:height="2.8936in" presentation:class="title" presentation:placeholder="false">
        <draw:text-box>
          <text:p text:style-name="a357" text:class-names="" text:cond-style-name=""><text:span text:style-name="a355" text:class-names="">Click to edit Master title style</text:span><text:span text:style-name="a356" text:class-names=""/></text:p>
        </draw:text-box>
        <svg:title/>
        <svg:desc/>
      </draw:frame>
      <draw:frame draw:id="id68" presentation:style-name="a362" draw:name="Text Placeholder 2" svg:x="0.93306in" svg:y="4.85967in" svg:width="6.44317in" svg:height="0.78001in" presentation:class="outline" presentation:placeholder="false">
        <draw:text-box>
          <text:list text:style-name="a361">
            <text:list-item>
              <text:p text:style-name="a360" text:class-names="" text:cond-style-name=""><text:span text:style-name="a359" text:class-names="">Click to edit Master text styles</text:span></text:p>
            </text:list-item>
          </text:list>
        </draw:text-box>
        <svg:title/>
        <svg:desc/>
      </draw:frame>
      <draw:frame draw:id="id69" presentation:style-name="a366" draw:name="Text Placeholder 5" svg:x="8.28373in" svg:y="1.18269in" svg:width="4.16667in" svg:height="4.45698in" presentation:class="outline" presentation:placeholder="false">
        <draw:text-box>
          <text:list text:style-name="a365">
            <text:list-item>
              <text:p text:style-name="a364" text:class-names="" text:cond-style-name=""><text:span text:style-name="a363" text:class-names="">Click to edit Master text styles</text:span></text:p>
            </text:list-item>
          </text:list>
        </draw:text-box>
        <svg:title/>
        <svg:desc/>
      </draw:frame>
      <draw:frame draw:id="id70" presentation:style-name="a371" draw:name="Date Placeholder 3" svg:x="10.20847in" svg:y="6.60691in" svg:width="1.46949in" svg:height="0.39931in" presentation:class="date-time" presentation:placeholder="false">
        <draw:text-box>
          <text:p text:style-name="a370" text:class-names="" text:cond-style-name=""><text:span text:style-name="a367" text:class-names=""><text:date text:fixed="false" style:data-style-name="a368">9/2/2024</text:date></text:span><text:span text:style-name="a369" text:class-names=""/></text:p>
        </draw:text-box>
        <svg:title/>
        <svg:desc/>
      </draw:frame>
      <draw:frame draw:id="id71" presentation:style-name="a374" draw:name="Footer Placeholder 4" svg:x="0.49378in" svg:y="6.60691in" svg:width="9.45354in" svg:height="0.39931in" presentation:class="footer" presentation:placeholder="false">
        <draw:text-box>
          <text:p text:style-name="a373" text:class-names="" text:cond-style-name=""><text:span text:style-name="a372" text:class-names=""/></text:p>
        </draw:text-box>
        <svg:title/>
        <svg:desc/>
      </draw:frame>
      <draw:frame draw:id="id72" presentation:style-name="a378" draw:name="Slide Number Placeholder 5" svg:x="11.67796in" svg:y="6.46969in" svg:width="1.16159in" svg:height="0.53653in" presentation:class="page-number" presentation:placeholder="false">
        <draw:text-box>
          <text:p text:style-name="a377" text:class-names="" text:cond-style-name=""><text:span text:style-name="a375" text:class-names=""><text:page-number style:num-format="1" text:fixed="false">‹#›</text:page-number></text:span><text:span text:style-name="a376" text:class-names=""/></text:p>
        </draw:text-box>
        <svg:title/>
        <svg:desc/>
      </draw:frame>
    </style:master-page>
    <style:master-page style:name="Master1-Layout12-cust-Name-Card" style:page-layout-name="pageLayout1" draw:style-name="a379">
      <draw:custom-shape svg:x="1.24769in" svg:y="2.50064in" svg:width="5.35336in" svg:height="2.73838in" draw:id="id73" draw:style-name="a381"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4" presentation:style-name="a385" draw:name="Title 1" svg:x="1.48413in" svg:y="2.66399in" svg:width="4.79278in" svg:height="2.19574in" presentation:class="title" presentation:placeholder="false">
        <draw:text-box>
          <text:p text:style-name="a384" text:class-names="" text:cond-style-name=""><text:span text:style-name="a382" text:class-names="">Click to edit Master title style</text:span><text:span text:style-name="a383" text:class-names=""/></text:p>
        </draw:text-box>
        <svg:title/>
        <svg:desc/>
      </draw:frame>
      <draw:frame draw:id="id75" presentation:style-name="a389" draw:name="Text Placeholder 5" svg:x="6.73228in" svg:y="2.5in" svg:width="5.33716in" svg:height="2.51042in" presentation:class="outline" presentation:placeholder="false">
        <draw:text-box>
          <text:list text:style-name="a388">
            <text:list-item>
              <text:p text:style-name="a387" text:class-names="" text:cond-style-name=""><text:span text:style-name="a386" text:class-names="">Click to edit Master text styles</text:span></text:p>
            </text:list-item>
          </text:list>
        </draw:text-box>
        <svg:title/>
        <svg:desc/>
      </draw:frame>
      <draw:frame draw:id="id76" presentation:style-name="a394" draw:name="Date Placeholder 1" svg:x="10.20847in" svg:y="6.60691in" svg:width="1.46949in" svg:height="0.39931in" presentation:class="date-time" presentation:placeholder="false">
        <draw:text-box>
          <text:p text:style-name="a393" text:class-names="" text:cond-style-name=""><text:span text:style-name="a390" text:class-names=""><text:date text:fixed="false" style:data-style-name="a391">9/2/2024</text:date></text:span><text:span text:style-name="a392" text:class-names=""/></text:p>
        </draw:text-box>
        <svg:title/>
        <svg:desc/>
      </draw:frame>
      <draw:frame draw:id="id77" presentation:style-name="a397" draw:name="Footer Placeholder 2" svg:x="0.49378in" svg:y="6.60691in" svg:width="9.45354in" svg:height="0.39931in" presentation:class="footer" presentation:placeholder="false">
        <draw:text-box>
          <text:p text:style-name="a396" text:class-names="" text:cond-style-name=""><text:span text:style-name="a395" text:class-names=""/></text:p>
        </draw:text-box>
        <svg:title/>
        <svg:desc/>
      </draw:frame>
      <draw:frame draw:id="id78" presentation:style-name="a401" draw:name="Slide Number Placeholder 3" svg:x="11.67796in" svg:y="6.46969in" svg:width="1.16159in" svg:height="0.53653in" presentation:class="page-number" presentation:placeholder="false">
        <draw:text-box>
          <text:p text:style-name="a400" text:class-names="" text:cond-style-name=""><text:span text:style-name="a398" text:class-names=""><text:page-number style:num-format="1" text:fixed="false">‹#›</text:page-number></text:span><text:span text:style-name="a399" text:class-names=""/></text:p>
        </draw:text-box>
        <svg:title/>
        <svg:desc/>
      </draw:frame>
    </style:master-page>
    <style:master-page style:name="Master1-Layout13-vertTx-Title-and-Vertical-Text" style:page-layout-name="pageLayout1" draw:style-name="a402">
      <draw:custom-shape svg:x="0in" svg:y="0in" svg:width="13.33333in" svg:height="2.39063in" draw:id="id79" draw:style-name="a404"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80" presentation:style-name="a408" draw:name="Title 1" svg:x="0.88583in" svg:y="0.48905in" svg:width="11.56168in" svg:height="1.0613in" presentation:class="title" presentation:placeholder="false">
        <draw:text-box>
          <text:p text:style-name="a407" text:class-names="" text:cond-style-name=""><text:span text:style-name="a405" text:class-names="">Click to edit Master title style</text:span><text:span text:style-name="a406" text:class-names=""/></text:p>
        </draw:text-box>
        <svg:title/>
        <svg:desc/>
      </draw:frame>
      <draw:frame draw:id="id81" presentation:style-name="a425" draw:name="Vertical Text Placeholder 2" svg:x="0.88583in" svg:y="2.38889in" svg:width="11.55215in" svg:height="4.01837in" presentation:class="outline" presentation:placeholder="false">
        <draw:text-box>
          <text:list text:style-name="a411">
            <text:list-item>
              <text:p text:style-name="a410" text:class-names="" text:cond-style-name=""><text:span text:style-name="a409" text:class-names="">Click to edit Master text styles</text:span></text:p>
            </text:list-item>
          </text:list>
          <text:list text:style-name="a414">
            <text:list-item>
              <text:list text:style-name="a414">
                <text:list-item>
                  <text:p text:style-name="a413" text:class-names="" text:cond-style-name=""><text:span text:style-name="a412" text:class-names="">Second level</text:span></text:p>
                </text:list-item>
              </text:list>
            </text:list-item>
          </text:list>
          <text:list text:style-name="a417">
            <text:list-item>
              <text:list text:style-name="a417">
                <text:list-item>
                  <text:list text:style-name="a417">
                    <text:list-item>
                      <text:p text:style-name="a416" text:class-names="" text:cond-style-name=""><text:span text:style-name="a415" text:class-names="">Third level</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Fourth level</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1" text:class-names="">Fifth level</text:span><text:span text:style-name="a422" text:class-names=""/></text:p>
                            </text:list-item>
                          </text:list>
                        </text:list-item>
                      </text:list>
                    </text:list-item>
                  </text:list>
                </text:list-item>
              </text:list>
            </text:list-item>
          </text:list>
        </draw:text-box>
        <svg:title/>
        <svg:desc/>
      </draw:frame>
      <draw:frame draw:id="id82" presentation:style-name="a430" draw:name="Date Placeholder 3" svg:x="10.20847in" svg:y="6.60691in" svg:width="1.46949in" svg:height="0.39931in" presentation:class="date-time" presentation:placeholder="false">
        <draw:text-box>
          <text:p text:style-name="a429" text:class-names="" text:cond-style-name=""><text:span text:style-name="a426" text:class-names=""><text:date text:fixed="false" style:data-style-name="a427">9/2/2024</text:date></text:span><text:span text:style-name="a428" text:class-names=""/></text:p>
        </draw:text-box>
        <svg:title/>
        <svg:desc/>
      </draw:frame>
      <draw:frame draw:id="id83" presentation:style-name="a433" draw:name="Footer Placeholder 4" svg:x="0.49378in" svg:y="6.60691in" svg:width="9.45354in" svg:height="0.39931in" presentation:class="footer" presentation:placeholder="false">
        <draw:text-box>
          <text:p text:style-name="a432" text:class-names="" text:cond-style-name=""><text:span text:style-name="a431" text:class-names=""/></text:p>
        </draw:text-box>
        <svg:title/>
        <svg:desc/>
      </draw:frame>
      <draw:frame draw:id="id84" presentation:style-name="a437" draw:name="Slide Number Placeholder 5" svg:x="11.67796in" svg:y="6.46969in" svg:width="1.16159in" svg:height="0.53653in" presentation:class="page-number" presentation:placeholder="false">
        <draw:text-box>
          <text:p text:style-name="a436" text:class-names="" text:cond-style-name=""><text:span text:style-name="a434" text:class-names=""><text:page-number style:num-format="1" text:fixed="false">‹#›</text:page-number></text:span><text:span text:style-name="a435" text:class-names=""/></text:p>
        </draw:text-box>
        <svg:title/>
        <svg:desc/>
      </draw:frame>
    </style:master-page>
    <style:master-page style:name="Master1-Layout14-vertTitleAndTx-Vertical-Title-and-Text" style:page-layout-name="pageLayout1" draw:style-name="a438">
      <draw:custom-shape svg:x="8.38763in" svg:y="0.48785in" svg:width="4.9457in" svg:height="5.92187in" draw:id="id85" draw:style-name="a440" draw:name="Freeform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86" presentation:style-name="a444" draw:name="Vertical Title 1" svg:x="8.94963in" svg:y="0.64104in" svg:width="2.72834in" svg:height="5.61548in" presentation:class="title" presentation:placeholder="false">
        <draw:text-box>
          <text:p text:style-name="a443" text:class-names="" text:cond-style-name=""><text:span text:style-name="a441" text:class-names="">Click to edit Master title style</text:span><text:span text:style-name="a442" text:class-names=""/></text:p>
        </draw:text-box>
        <svg:title/>
        <svg:desc/>
      </draw:frame>
      <draw:frame draw:id="id87" presentation:style-name="a461" draw:name="Vertical Text Placeholder 2" svg:x="0.88583in" svg:y="0.48785in" svg:width="7.23047in" svg:height="5.92187in" presentation:class="outline" presentation:placeholder="false">
        <draw:text-box>
          <text:list text:style-name="a447">
            <text:list-item>
              <text:p text:style-name="a446" text:class-names="" text:cond-style-name=""><text:span text:style-name="a445" text:class-names="">Click to edit Master text styles</text:span></text:p>
            </text:list-item>
          </text:list>
          <text:list text:style-name="a450">
            <text:list-item>
              <text:list text:style-name="a450">
                <text:list-item>
                  <text:p text:style-name="a449" text:class-names="" text:cond-style-name=""><text:span text:style-name="a448" text:class-names="">Second level</text:span></text:p>
                </text:list-item>
              </text:list>
            </text:list-item>
          </text:list>
          <text:list text:style-name="a453">
            <text:list-item>
              <text:list text:style-name="a453">
                <text:list-item>
                  <text:list text:style-name="a453">
                    <text:list-item>
                      <text:p text:style-name="a452" text:class-names="" text:cond-style-name=""><text:span text:style-name="a451" text:class-names="">Third level</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Fourth level</text:span></text:p>
                        </text:list-item>
                      </text:list>
                    </text:list-item>
                  </text:list>
                </text:list-item>
              </text:list>
            </text:list-item>
          </text:list>
          <text:list text:style-name="a460">
            <text:list-item>
              <text:list text:style-name="a460">
                <text:list-item>
                  <text:list text:style-name="a460">
                    <text:list-item>
                      <text:list text:style-name="a460">
                        <text:list-item>
                          <text:list text:style-name="a460">
                            <text:list-item>
                              <text:p text:style-name="a459" text:class-names="" text:cond-style-name=""><text:span text:style-name="a457" text:class-names="">Fifth level</text:span><text:span text:style-name="a458" text:class-names=""/></text:p>
                            </text:list-item>
                          </text:list>
                        </text:list-item>
                      </text:list>
                    </text:list-item>
                  </text:list>
                </text:list-item>
              </text:list>
            </text:list-item>
          </text:list>
        </draw:text-box>
        <svg:title/>
        <svg:desc/>
      </draw:frame>
      <draw:frame draw:id="id88" presentation:style-name="a466" draw:name="Date Placeholder 3" svg:x="10.20847in" svg:y="6.60691in" svg:width="1.46949in" svg:height="0.39931in" presentation:class="date-time" presentation:placeholder="false">
        <draw:text-box>
          <text:p text:style-name="a465" text:class-names="" text:cond-style-name=""><text:span text:style-name="a462" text:class-names=""><text:date text:fixed="false" style:data-style-name="a463">9/2/2024</text:date></text:span><text:span text:style-name="a464" text:class-names=""/></text:p>
        </draw:text-box>
        <svg:title/>
        <svg:desc/>
      </draw:frame>
      <draw:frame draw:id="id89" presentation:style-name="a469" draw:name="Footer Placeholder 4" svg:x="0.49378in" svg:y="6.60691in" svg:width="9.45354in" svg:height="0.39931in" presentation:class="footer" presentation:placeholder="false">
        <draw:text-box>
          <text:p text:style-name="a468" text:class-names="" text:cond-style-name=""><text:span text:style-name="a467" text:class-names=""/></text:p>
        </draw:text-box>
        <svg:title/>
        <svg:desc/>
      </draw:frame>
      <draw:frame draw:id="id90" presentation:style-name="a473" draw:name="Slide Number Placeholder 5" svg:x="11.67796in" svg:y="6.46969in" svg:width="1.16159in" svg:height="0.53653in" presentation:class="page-number" presentation:placeholder="false">
        <draw:text-box>
          <text:p text:style-name="a472" text:class-names="" text:cond-style-name=""><text:span text:style-name="a470" text:class-names=""><text:page-number style:num-format="1" text:fixed="false">‹#›</text:page-number></text:span><text:span text:style-name="a471" text:class-names=""/></text:p>
        </draw:text-box>
        <svg:title/>
        <svg:desc/>
      </draw:frame>
    </style:master-page>
    <style:master-page style:name="Master1-Layout15-cust-1_Title-and-Caption" style:page-layout-name="pageLayout1" draw:style-name="a474">
      <draw:frame draw:id="id91" presentation:style-name="a478" draw:name="Title 1" svg:x="0.74074in" svg:y="0.66667in" svg:width="9.40143in" svg:height="3.72222in" presentation:class="title" presentation:placeholder="false">
        <draw:text-box>
          <text:p text:style-name="a477" text:class-names="" text:cond-style-name=""><text:span text:style-name="a475" text:class-names="">Click to edit Master title style</text:span><text:span text:style-name="a476" text:class-names=""/></text:p>
        </draw:text-box>
        <svg:title/>
        <svg:desc/>
      </draw:frame>
      <draw:frame draw:id="id92" presentation:style-name="a482" draw:name="Text Placeholder 2" svg:x="0.74074in" svg:y="4.88889in" svg:width="9.40143in" svg:height="1.71802in" presentation:class="outline" presentation:placeholder="false">
        <draw:text-box>
          <text:list text:style-name="a481">
            <text:list-item>
              <text:p text:style-name="a480" text:class-names="" text:cond-style-name=""><text:span text:style-name="a479" text:class-names="">Click to edit Master text styles</text:span></text:p>
            </text:list-item>
          </text:list>
        </draw:text-box>
        <svg:title/>
        <svg:desc/>
      </draw:frame>
      <draw:frame draw:id="id93" presentation:style-name="a486" draw:name="Date Placeholder 3" svg:x="10.20847in" svg:y="6.60691in" svg:width="1.46949in" svg:height="0.39931in" presentation:class="date-time" presentation:placeholder="false">
        <draw:text-box>
          <text:p text:style-name="a485" text:class-names="" text:cond-style-name=""><text:span text:style-name="a483" text:class-names=""><text:date text:fixed="false" style:data-style-name="a484">9/2/2024</text:date></text:span></text:p>
        </draw:text-box>
        <svg:title/>
        <svg:desc/>
      </draw:frame>
      <draw:frame draw:id="id94" presentation:style-name="a489" draw:name="Footer Placeholder 4" svg:x="0.49378in" svg:y="6.60691in" svg:width="9.45354in" svg:height="0.39931in" presentation:class="footer" presentation:placeholder="false">
        <draw:text-box>
          <text:p text:style-name="a488" text:class-names="" text:cond-style-name=""><text:span text:style-name="a487" text:class-names=""/></text:p>
        </draw:text-box>
        <svg:title/>
        <svg:desc/>
      </draw:frame>
      <draw:frame draw:id="id95" presentation:style-name="a492" draw:name="Slide Number Placeholder 5" svg:x="11.67796in" svg:y="6.46969in" svg:width="1.16159in" svg:height="0.53653in" presentation:class="page-number" presentation:placeholder="false">
        <draw:text-box>
          <text:p text:style-name="a491" text:class-names="" text:cond-style-name=""><text:span text:style-name="a490"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Employee Performance Analysis Using Excel</dc:title>
    <meta:initial-creator>prakash chiyaan</meta:initial-creator>
    <dc:creator>ezhilarasan1881@gmail.com</dc:creator>
    <meta:creation-date>2024-08-28T07:48:53Z</meta:creation-date>
    <dc:date>2024-09-02T12:00:18Z</dc:date>
    <meta:template xlink:href="TM03457503%5b%5bfn=Quotable%5d%5d" xlink:type="simple"/>
    <meta:editing-cycles>20</meta:editing-cycles>
    <meta:editing-duration>PT9240S</meta:editing-duration>
    <meta:document-statistic meta:paragraph-count="51" meta:word-count="749"/>
  </office:meta>
</office:document-meta>
</file>